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800F8F8D7EFB8EC7DA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wiss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normal" officeooo:rsid="00285fd1" officeooo:paragraph-rsid="00285fd1" style:font-size-asian="12pt" style:font-weight-asian="bold" style:font-size-complex="12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1" fo:font-size="12pt" fo:letter-spacing="normal" fo:font-style="normal" fo:font-weight="normal" officeooo:rsid="00285fd1" officeooo:paragraph-rsid="00285fd1" style:font-size-asian="12pt" style:font-weight-asian="bold" style:font-size-complex="12pt" style:font-weight-complex="bold"/>
    </style:style>
    <style:style style:name="P3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1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bold" officeooo:paragraph-rsid="00262401" style:font-size-asian="12pt" style:font-weight-asian="bold" style:font-size-complex="12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bold" officeooo:rsid="00285fd1" officeooo:paragraph-rsid="00285fd1" style:font-size-asian="12pt" style:font-weight-asian="bold" style:font-size-complex="12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bold" officeooo:rsid="00285fd1" officeooo:paragraph-rsid="00285fd1" fo:background-color="#ffff00" style:font-size-asian="12pt" style:font-weight-asian="bold" style:font-size-complex="12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style:text-underline-style="solid" style:text-underline-width="auto" style:text-underline-color="font-color" fo:font-weight="bold" officeooo:rsid="00285fd1" officeooo:paragraph-rsid="00285fd1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officeooo:paragraph-rsid="00285fd1"/>
    </style:style>
    <style:style style:name="P10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style:font-name="Tahoma1" fo:font-size="12pt" officeooo:paragraph-rsid="00171774" style:font-size-asian="12pt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style:font-name="Tahoma1" fo:font-size="12pt" officeooo:paragraph-rsid="00285fd1" style:font-size-asian="12pt" style:font-size-complex="12pt"/>
    </style:style>
    <style:style style:name="P12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style:font-name="Tahoma1" fo:font-size="12pt" officeooo:paragraph-rsid="00285fd1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style:font-name="Tahoma1" fo:font-size="12pt" officeooo:rsid="00285fd1" officeooo:paragraph-rsid="00285fd1" style:font-size-asian="12pt" style:font-size-complex="12pt"/>
    </style:style>
    <style:style style:name="P14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style:font-name="Tahoma1" fo:font-size="12pt" officeooo:rsid="00285fd1" officeooo:paragraph-rsid="00285fd1" style:font-size-asian="12pt" style:font-size-complex="12pt"/>
    </style:style>
    <style:style style:name="P15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style:font-name="Tahoma1" fo:font-size="12pt" fo:font-weight="bold" officeooo:rsid="00285fd1" officeooo:paragraph-rsid="00285fd1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loext:padding="0.049cm" loext:border="0.06pt solid #d9d9e3"/>
    </style:style>
    <style:style style:name="T3" style:family="text">
      <style:text-properties fo:font-weight="bold" officeooo:rsid="00285fd1" style:font-weight-asian="bold" style:font-weight-complex="bold" loext:padding="0.049cm" loext:border="0.06pt solid #d9d9e3"/>
    </style:style>
    <style:style style:name="T4" style:family="text">
      <style:text-properties fo:font-variant="normal" fo:text-transform="none" fo:color="#000000" loext:opacity="100%" style:font-name="S hne" fo:font-size="12pt" fo:letter-spacing="normal" fo:font-style="normal" fo:font-weight="bold" officeooo:rsid="00285fd1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S hne" fo:letter-spacing="normal" fo:font-style="normal" fo:font-weight="bold" officeooo:rsid="00285fd1" style:font-weight-asian="bold" style:font-weight-complex="bold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bold" officeooo:rsid="00285fd1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Tahoma1" fo:font-size="12pt" fo:letter-spacing="normal" fo:font-style="normal" fo:font-weight="bold" officeooo:rsid="00285fd1" style:font-size-asian="12pt" style:font-weight-asian="bold" style:font-size-complex="12pt" style:font-weight-complex="bold"/>
    </style:style>
    <style:style style:name="T8" style:family="text">
      <style:text-properties loext:padding="0.049cm" loext:border="0.06pt solid #d9d9e3"/>
    </style:style>
    <style:style style:name="T9" style:family="text">
      <style:text-properties officeooo:rsid="00285fd1" loext:padding="0.049cm" loext:border="0.06pt solid #d9d9e3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loext:padding="0.049cm" loext:border="0.06pt solid #d9d9e3"/>
    </style:style>
    <style:style style:name="T12" style:family="text">
      <style:text-properties fo:font-size="12pt" officeooo:rsid="00285fd1" style:font-size-asian="12pt" style:font-size-complex="12pt" loext:padding="0.049cm" loext:border="0.06pt solid #d9d9e3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 loext:padding="0.049cm" loext:border="0.06pt solid #d9d9e3"/>
    </style:style>
    <style:style style:name="T15" style:family="text">
      <style:text-properties fo:font-size="12pt" fo:font-weight="bold" officeooo:rsid="00285fd1" style:font-size-asian="12pt" style:font-weight-asian="bold" style:font-size-complex="12pt" style:font-weight-complex="bold" loext:padding="0.049cm" loext:border="0.06pt solid #d9d9e3"/>
    </style:style>
    <style:style style:name="T16" style:family="text">
      <style:text-properties style:font-name="Tahoma1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Tahoma1" fo:font-size="12pt" fo:font-weight="bold" style:font-size-asian="12pt" style:font-weight-asian="bold" style:font-size-complex="12pt" style:font-weight-complex="bold" loext:padding="0.049cm" loext:border="0.06pt solid #d9d9e3"/>
    </style:style>
    <style:style style:name="T18" style:family="text">
      <style:text-properties style:font-name="Tahoma1" fo:font-size="12pt" fo:font-weight="bold" officeooo:rsid="00285fd1" style:font-size-asian="12pt" style:font-weight-asian="bold" style:font-size-complex="12pt" style:font-weight-complex="bold" loext:padding="0.049cm" loext:border="0.06pt solid #d9d9e3"/>
    </style:style>
    <style:style style:name="T19" style:family="text">
      <style:text-properties style:font-name="Tahoma1" fo:font-size="12pt" style:font-size-asian="12pt" style:font-size-complex="12pt"/>
    </style:style>
    <style:style style:name="T20" style:family="text">
      <style:text-properties style:font-name="Tahoma1" fo:font-size="12pt" style:font-size-asian="12pt" style:font-size-complex="12pt" loext:padding="0.049cm" loext:border="0.06pt solid #d9d9e3"/>
    </style:style>
    <style:style style:name="T21" style:family="text">
      <style:text-properties style:font-name="Tahoma1" fo:font-size="12pt" officeooo:rsid="00285fd1" style:font-size-asian="12pt" style:font-size-complex="12pt"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5"/>
      <text:p text:style-name="P8">O Laço for em Python</text:p>
      <text:p text:style-name="P1"/>
      <text:p text:style-name="P1">O laço for em Python é usado para iterar sobre uma sequência (como uma lista, tupla, string) ou outros objetos iteráveis. A estrutura básica de um laço for em Python é a seguinte:</text:p>
      <text:p text:style-name="P1"/>
      <text:p text:style-name="P2">for elemento in sequência:</text:p>
      <text:p text:style-name="P2"><text:s text:c="4"/># Código a ser executado para cada elemento</text:p>
      <text:p text:style-name="P2"/>
      <text:p text:style-name="P2"/>
      <text:p text:style-name="P2">Aqui está um exemplo que demonstra o uso do laço for:</text:p>
      <text:p text:style-name="P2">frutas = ["maçã", "banana", "laranja"]</text:p>
      <text:p text:style-name="P2">for fruta in frutas:</text:p>
      <text:p text:style-name="P2"><text:s text:c="4"/>print(fruta)</text:p>
      <text:p text:style-name="P1"/>
      <text:p text:style-name="P1">Neste exemplo, o laço for itera sobre a lista frutas e a cada iteração, a variável fruta assume o valor do próximo elemento da lista. O código dentro do laço imprime o valor de fruta. O resultado será a impressão de cada fruta da lista em uma linha separada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Você também pode usar a função range() para gerar uma sequência de números e usá-la no laço for. Por exemplo:</text:p>
      <text:p text:style-name="P1"/>
      <text:p text:style-name="P2">for i in range(1, 6):</text:p>
      <text:p text:style-name="P2"><text:s text:c="4"/>print(i)</text:p>
      <text:p text:style-name="P1"/>
      <text:p text:style-name="P1">Neste exemplo, o laço for itera sobre a sequência gerada pela função range(1, 6), que inclui os números de 1 a 5. A cada iteração, a variável i assume o valor do próximo número da sequência e o código dentro do laço imprime o valor de i.</text:p>
      <text:p text:style-name="P1"/>
      <text:p text:style-name="P1">Existem muitas outras maneiras de usar o laço for em Python, como usando a função enumerate() para obter tanto o índice quanto o valor de cada elemento em uma sequência, ou usar o laço for em strings para percorrer cada caractere. O laço for é uma ferramenta poderosa para percorrer e manipular elementos em Pyth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A função range()</text:p>
      <text:p text:style-name="P7">Existem três formas principais de usar a função range():</text:p>
      <text:p text:style-name="P3"/>
      <text:p text:style-name="P3"><text:span text:style-name="T1">1- range(stop):</text:span> Gera uma sequência de números começando do zero até o número especificado em stop, excluindo o próprio stop. Por exemplo:</text:p>
      <text:p text:style-name="P4">for i in range(5):</text:p>
      <text:p text:style-name="P4"><text:s text:c="4"/>print(i)</text:p>
      <text:p text:style-name="P4"/>
      <text:p text:style-name="P4">A saída será:</text:p>
      <text:p text:style-name="P4"/>
      <text:p text:style-name="P4">0</text:p>
      <text:p text:style-name="P4">1</text:p>
      <text:p text:style-name="P4">2</text:p>
      <text:p text:style-name="P4">3</text:p>
      <text:p text:style-name="P4">4</text:p>
      <text:p text:style-name="P3"/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/></text:p>
      <text:p text:style-name="P9"><text:span text:style-name="T7">2- <text:s/></text:span><text:span text:style-name="Source_20_Text"><text:span text:style-name="T17">range(start, stop)</text:span></text:span><text:span text:style-name="T16">: </text:span><text:span text:style-name="T19">Gera uma sequência de números começando de </text:span><text:span text:style-name="Source_20_Text"><text:span text:style-name="T20">start</text:span></text:span><text:span text:style-name="T19"> até </text:span><text:span text:style-name="Source_20_Text"><text:span text:style-name="T20">stop</text:span></text:span><text:span text:style-name="T19">, excluindo o próprio </text:span><text:span text:style-name="Source_20_Text"><text:span text:style-name="T20">stop</text:span></text:span><text:span text:style-name="T19">. Por exemplo:</text:span></text:p>
      <text:p text:style-name="P11"/>
      <text:p text:style-name="P12">for i in range(2, 8):</text:p>
      <text:p text:style-name="P12"><text:s text:c="4"/>print(i)</text:p>
      <text:p text:style-name="P12"/>
      <text:p text:style-name="P12">A saída será:</text:p>
      <text:p text:style-name="P14">2 4 6 7</text:p>
      <text:p text:style-name="P9"><text:span text:style-name="Source_20_Text"><text:span text:style-name="T21"/></text:span></text:p>
      <text:p text:style-name="P9"><text:span text:style-name="Source_20_Text"><text:span text:style-name="T21">3-</text:span></text:span><text:span text:style-name="Source_20_Text"><text:span text:style-name="T18"> </text:span></text:span><text:span text:style-name="Source_20_Text"><text:span text:style-name="T17">range(start, stop, step)</text:span></text:span><text:span text:style-name="T19">: Gera uma sequência de números começando de </text:span><text:span text:style-name="Source_20_Text"><text:span text:style-name="T17">start</text:span></text:span><text:span text:style-name="T19"> até </text:span><text:span text:style-name="Source_20_Text"><text:span text:style-name="T17">stop</text:span></text:span><text:span text:style-name="T19">, excluindo o próprio </text:span><text:span text:style-name="Source_20_Text"><text:span text:style-name="T17">stop</text:span></text:span><text:span text:style-name="T19">, com incrementos definidos por </text:span><text:span text:style-name="Source_20_Text"><text:span text:style-name="T20">step</text:span></text:span><text:span text:style-name="T19">. Por exemplo:</text:span></text:p>
      <text:p text:style-name="P12">for i in range(1, 10, 2):</text:p>
      <text:p text:style-name="P12"><text:s text:c="4"/>print(i)</text:p>
      <text:p text:style-name="P14">Saída</text:p>
      <text:p text:style-name="P14">1 3 5 7 9</text:p>
      <text:p text:style-name="P13"/>
      <text:p text:style-name="P13">É importante notar que a função range() gera os números de forma preguiçosa, ou seja, eles são gerados sob demanda à medida que são iterados. Isso torna a função range() eficiente mesmo para intervalos muito grandes.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Além disso, você também pode converter o objeto range em uma lista usando a função list(). Por exemplo:</text:p>
      <text:p text:style-name="P13"/>
      <text:p text:style-name="P14">numbers = list(range(1, 6))</text:p>
      <text:p text:style-name="P14">print(numbers)</text:p>
      <text:p text:style-name="P14"/>
      <text:p text:style-name="P15">A saída será:</text:p>
      <text:p text:style-name="P14"/>
      <text:p text:style-name="P14">[1, 2, 3, 4, 5]</text:p>
      <text:p text:style-name="P13"/>
      <text:p text:style-name="P13">Essas são algumas das formas mais comuns de usar a função range() em Python para gerar sequências de números.</text:p>
      <text:p text:style-name="P11"/>
      <text:p text:style-name="P3"><text:s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7.108cm" svg:y="-1.217cm" svg:width="2.263cm" svg:height="2.263cm" draw:z-index="4"><draw:image xlink:href="Pictures/100000010000080000000800F8F8D7EFB8EC7DAC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17:25:32.511084744</meta:creation-date>
    <dc:date>2023-06-23T20:11:26.318000000</dc:date>
    <meta:editing-duration>PT2H39M16S</meta:editing-duration>
    <meta:editing-cycles>10</meta:editing-cycles>
    <meta:generator>LibreOffice/7.4.7.2$Windows_X86_64 LibreOffice_project/723314e595e8007d3cf785c16538505a1c878ca5</meta:generator>
    <meta:document-statistic meta:table-count="0" meta:image-count="1" meta:object-count="0" meta:page-count="5" meta:paragraph-count="43" meta:word-count="451" meta:character-count="2492" meta:non-whitespace-character-count="2057"/>
  </office:meta>
</office:document-meta>
</file>